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917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75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menity</text:p>
          </table:table-cell>
          <table:table-cell office:value-type="string">
            <text:p>collection_times</text:p>
          </table:table-cell>
          <table:table-cell office:value-type="string">
            <text:p>layer</text:p>
          </table:table-cell>
          <table:table-cell office:value-type="string">
            <text:p>name</text:p>
          </table:table-cell>
          <table:table-cell office:value-type="string">
            <text:p>operator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579783645">
            <text:p>579783645</text:p>
          </table:table-cell>
          <table:table-cell office:value-type="string">
            <text:p>http://www.openstreetmap.org/browse/node/579783645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99981982">
            <text:p>299981982</text:p>
          </table:table-cell>
          <table:table-cell office:value-type="string">
            <text:p>http://www.openstreetmap.org/browse/node/299981982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611607316">
            <text:p>611607316</text:p>
          </table:table-cell>
          <table:table-cell office:value-type="string">
            <text:p>http://www.openstreetmap.org/browse/node/611607316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1344517">
            <text:p>251344517</text:p>
          </table:table-cell>
          <table:table-cell office:value-type="string">
            <text:p>http://www.openstreetmap.org/browse/node/251344517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67843169">
            <text:p>267843169</text:p>
          </table:table-cell>
          <table:table-cell office:value-type="string">
            <text:p>http://www.openstreetmap.org/browse/node/267843169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1346320">
            <text:p>251346320</text:p>
          </table:table-cell>
          <table:table-cell office:value-type="string">
            <text:p>http://www.openstreetmap.org/browse/node/251346320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762933950">
            <text:p>1762933950</text:p>
          </table:table-cell>
          <table:table-cell office:value-type="string">
            <text:p>http://www.openstreetmap.org/browse/node/1762933950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1766447">
            <text:p>281766447</text:p>
          </table:table-cell>
          <table:table-cell office:value-type="string">
            <text:p>http://www.openstreetmap.org/browse/node/281766447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47092023">
            <text:p>247092023</text:p>
          </table:table-cell>
          <table:table-cell office:value-type="string">
            <text:p>http://www.openstreetmap.org/browse/node/247092023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348425277">
            <text:p>348425277</text:p>
          </table:table-cell>
          <table:table-cell office:value-type="string">
            <text:p>http://www.openstreetmap.org/browse/node/348425277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05964248">
            <text:p>105964248</text:p>
          </table:table-cell>
          <table:table-cell office:value-type="string">
            <text:p>http://www.openstreetmap.org/browse/node/105964248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1267492">
            <text:p>281267492</text:p>
          </table:table-cell>
          <table:table-cell office:value-type="string">
            <text:p>http://www.openstreetmap.org/browse/node/281267492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0679940">
            <text:p>250679940</text:p>
          </table:table-cell>
          <table:table-cell office:value-type="string">
            <text:p>http://www.openstreetmap.org/browse/node/250679940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1270911">
            <text:p>281270911</text:p>
          </table:table-cell>
          <table:table-cell office:value-type="string">
            <text:p>http://www.openstreetmap.org/browse/node/281270911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17981264">
            <text:p>117981264</text:p>
          </table:table-cell>
          <table:table-cell office:value-type="string">
            <text:p>http://www.openstreetmap.org/browse/node/117981264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1350636">
            <text:p>251350636</text:p>
          </table:table-cell>
          <table:table-cell office:value-type="string">
            <text:p>http://www.openstreetmap.org/browse/node/251350636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0697595">
            <text:p>280697595</text:p>
          </table:table-cell>
          <table:table-cell office:value-type="string">
            <text:p>http://www.openstreetmap.org/browse/node/280697595</text:p>
          </table:table-cell>
          <table:table-cell office:value-type="string">
            <text:p>post_box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51353572">
            <text:p>251353572</text:p>
          </table:table-cell>
          <table:table-cell office:value-type="string">
            <text:p>http://www.openstreetmap.org/browse/node/251353572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-1990798563">
            <text:p>-1990798563</text:p>
          </table:table-cell>
          <table:table-cell office:value-type="string">
            <text:p>http://www.openstreetmap.org/browse/node/2304168733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81265162">
            <text:p>281265162</text:p>
          </table:table-cell>
          <table:table-cell office:value-type="string">
            <text:p>http://www.openstreetmap.org/browse/node/281265162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26667674">
            <text:p>126667674</text:p>
          </table:table-cell>
          <table:table-cell office:value-type="string">
            <text:p>http://www.openstreetmap.org/browse/node/126667674</text:p>
          </table:table-cell>
          <table:table-cell office:value-type="string">
            <text:p>post_box</text:p>
          </table:table-cell>
          <table:table-cell office:value-type="string">
            <text:p>Mo-Fr 16:00</text:p>
          </table:table-cell>
          <table:table-cell office:value-type="string">
            <text:p><text:s/>Sa 12:00</text:p>
          </table:table-cell>
          <table:table-cell table:number-columns-repeated="2"/>
          <table:table-cell office:value-type="string">
            <text:p>La Poste</text:p>
          </table:table-cell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575488401">
            <text:p>1575488401</text:p>
          </table:table-cell>
          <table:table-cell office:value-type="string">
            <text:p>http://www.openstreetmap.org/browse/node/1575488401</text:p>
          </table:table-cell>
          <table:table-cell office:value-type="string">
            <text:p>post_box</text:p>
          </table:table-cell>
          <table:table-cell office:value-type="string">
            <text:p>Mo-Fr 12:30</text:p>
          </table:table-cell>
          <table:table-cell office:value-type="string">
            <text:p><text:s/>Sa 12:30</text:p>
          </table:table-cell>
          <table:table-cell table:number-columns-repeated="2"/>
          <table:table-cell office:value-type="string">
            <text:p>La Poste</text:p>
          </table:table-cell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47118780">
            <text:p>247118780</text:p>
          </table:table-cell>
          <table:table-cell office:value-type="string">
            <text:p>http://www.openstreetmap.org/browse/node/247118780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19315356">
            <text:p>119315356</text:p>
          </table:table-cell>
          <table:table-cell office:value-type="string">
            <text:p>http://www.openstreetmap.org/browse/node/119315356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48093969">
            <text:p>248093969</text:p>
          </table:table-cell>
          <table:table-cell office:value-type="string">
            <text:p>http://www.openstreetmap.org/browse/node/248093969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05440559">
            <text:p>105440559</text:p>
          </table:table-cell>
          <table:table-cell office:value-type="string">
            <text:p>http://www.openstreetmap.org/browse/node/105440559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47118709">
            <text:p>247118709</text:p>
          </table:table-cell>
          <table:table-cell office:value-type="string">
            <text:p>http://www.openstreetmap.org/browse/node/247118709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498846222">
            <text:p>1498846222</text:p>
          </table:table-cell>
          <table:table-cell office:value-type="string">
            <text:p>http://www.openstreetmap.org/browse/node/1498846222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822156603">
            <text:p>1822156603</text:p>
          </table:table-cell>
          <table:table-cell office:value-type="string">
            <text:p>http://www.openstreetmap.org/browse/node/1822156603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825201336">
            <text:p>1825201336</text:p>
          </table:table-cell>
          <table:table-cell office:value-type="string">
            <text:p>http://www.openstreetmap.org/browse/node/1825201336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047914406">
            <text:p>2047914406</text:p>
          </table:table-cell>
          <table:table-cell office:value-type="string">
            <text:p>http://www.openstreetmap.org/browse/node/2047914406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622430948">
            <text:p>1622430948</text:p>
          </table:table-cell>
          <table:table-cell office:value-type="string">
            <text:p>http://www.openstreetmap.org/browse/node/1622430948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065602944">
            <text:p>2065602944</text:p>
          </table:table-cell>
          <table:table-cell office:value-type="string">
            <text:p>http://www.openstreetmap.org/browse/node/2065602944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469755689">
            <text:p>469755689</text:p>
          </table:table-cell>
          <table:table-cell office:value-type="string">
            <text:p>http://www.openstreetmap.org/browse/node/469755689</text:p>
          </table:table-cell>
          <table:table-cell office:value-type="string">
            <text:p>post_box</text:p>
          </table:table-cell>
          <table:table-cell table:number-columns-repeated="2"/>
          <table:table-cell office:value-type="string">
            <text:p>La Poste</text:p>
          </table:table-cell>
          <table:table-cell table:number-columns-repeated="2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166366434">
            <text:p>1166366434</text:p>
          </table:table-cell>
          <table:table-cell office:value-type="string">
            <text:p>http://www.openstreetmap.org/browse/node/1166366434</text:p>
          </table:table-cell>
          <table:table-cell office:value-type="string">
            <text:p>post_box</text:p>
          </table:table-cell>
          <table:table-cell table:number-columns-repeated="5"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2065603127">
            <text:p>2065603127</text:p>
          </table:table-cell>
          <table:table-cell office:value-type="string">
            <text:p>http://www.openstreetmap.org/browse/node/2065603127</text:p>
          </table:table-cell>
          <table:table-cell office:value-type="string">
            <text:p>post_box</text:p>
          </table:table-cell>
          <table:table-cell table:number-columns-repeated="3"/>
          <table:table-cell office:value-type="string">
            <text:p>La Poste</text:p>
          </table:table-cell>
          <table:table-cell/>
        </table:table-row>
        <table:table-row table:style-name="ro1">
          <table:table-cell office:value-type="string">
            <text:p>Boîtes aux Lettres</text:p>
          </table:table-cell>
          <table:table-cell office:value-type="float" office:value="1332138154">
            <text:p>1332138154</text:p>
          </table:table-cell>
          <table:table-cell office:value-type="string">
            <text:p>http://www.openstreetmap.org/browse/node/1332138154</text:p>
          </table:table-cell>
          <table:table-cell office:value-type="string">
            <text:p>post_box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5:10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0" meta:object-count="0"/>
    <meta:generator>OpenOffice.org/3.4$Win32 OpenOffice.org_project/340m1$Build-9590</meta:generator>
  </office:meta>
</office:document-meta>
</file>